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0.58mm"/>
    </style:style>
    <style:style style:name="co3" style:family="table-column">
      <style:table-column-properties fo:break-before="auto" style:column-width="25.19mm"/>
    </style:style>
    <style:style style:name="co4" style:family="table-column">
      <style:table-column-properties fo:break-before="auto" style:column-width="22.81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37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5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8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Номер пом.</text:p>
          </table:table-cell>
          <table:table-cell table:style-name="ce1" office:value-type="string" calcext:value-type="string">
            <text:p>Наимен. пом.</text:p>
          </table:table-cell>
          <table:table-cell table:style-name="ce1" office:value-type="string" calcext:value-type="string">
            <text:p>Участок</text:p>
          </table:table-cell>
          <table:table-cell table:style-name="ce5" office:value-type="string" calcext:value-type="string">
            <text:p>Площадь, кв.м</text:p>
          </table:table-cell>
          <table:table-cell table:style-name="ce1" office:value-type="string" calcext:value-type="string">
            <text:p>Тип черновой отделки</text:p>
          </table:table-cell>
          <table:table-cell table:style-name="ce1" office:value-type="string" calcext:value-type="string">
            <text:p>Тип чистовой отделки</text:p>
          </table:table-cell>
          <table:table-cell table:style-name="ce1" office:value-type="string" calcext:value-type="string">
            <text:p>Примеч.</text:p>
          </table:table-cell>
          <table:table-cell table:style-name="ce10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пальня</text:p>
          </table:table-cell>
          <table:table-cell office:value-type="string" calcext:value-type="string">
            <text:p>Стена 1-2</text:p>
          </table:table-cell>
          <table:table-cell office:value-type="float" office:value="13.4" calcext:value-type="float">
            <text:p>13,40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-3</text:p>
          </table:table-cell>
          <table:table-cell table:formula="of:=3.45*2.5" office:value-type="float" office:value="8.625" calcext:value-type="float">
            <text:p>8,6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-4</text:p>
          </table:table-cell>
          <table:table-cell table:formula="of:=2.55*4.77" office:value-type="float" office:value="12.1635" calcext:value-type="float">
            <text:p>12,16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-4</text:p>
          </table:table-cell>
          <table:table-cell table:formula="of:=2.8*3.55" office:value-type="float" office:value="9.94" calcext:value-type="float">
            <text:p>9,94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.1</text:p>
          </table:table-cell>
          <table:table-cell table:formula="of:=(0.09*2+0.08)*3.14" office:value-type="float" office:value="0.8164" calcext:value-type="float">
            <text:p>0,8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МДФ</text:p>
          </table:table-cell>
          <table:table-cell office:value-type="string" calcext:value-type="string">
            <text:p>коро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1.2</text:p>
          </table:table-cell>
          <table:table-cell table:formula="of:=0.27*3.13" office:value-type="float" office:value="0.8451" calcext:value-type="float">
            <text:p>0,85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office:value-type="string" calcext:value-type="string">
            <text:p>возле окн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2</text:p>
          </table:table-cell>
          <table:table-cell table:formula="of:=4.24*(0.264+0.26)" office:value-type="float" office:value="2.22176" calcext:value-type="float">
            <text:p>2,2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3</text:p>
          </table:table-cell>
          <table:table-cell table:formula="of:=3.17*(0.54+0.31)" office:value-type="float" office:value="2.6945" calcext:value-type="float">
            <text:p>2,69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довая</text:p>
          </table:table-cell>
          <table:table-cell office:value-type="string" calcext:value-type="string">
            <text:p>Стена 2-9</text:p>
          </table:table-cell>
          <table:table-cell table:formula="of:=2.5*2.08" office:value-type="float" office:value="5.2" calcext:value-type="float">
            <text:p>5,20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9-8</text:p>
          </table:table-cell>
          <table:table-cell table:formula="of:=2.5*2.18" office:value-type="float" office:value="5.45" calcext:value-type="float">
            <text:p>5,45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8-7</text:p>
          </table:table-cell>
          <table:table-cell table:formula="of:=[.D11]" office:value-type="float" office:value="5.2" calcext:value-type="float">
            <text:p>5,20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-7</text:p>
          </table:table-cell>
          <table:table-cell table:formula="of:=[.D12]" office:value-type="float" office:value="5.45" calcext:value-type="float">
            <text:p>5,45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</text:p>
          </table:table-cell>
          <table:table-cell table:formula="of:=2.18*2.08" office:value-type="float" office:value="4.5344" calcext:value-type="float">
            <text:p>4,5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абинет</text:p>
          </table:table-cell>
          <table:table-cell office:value-type="string" calcext:value-type="string">
            <text:p>Стена 9-10</text:p>
          </table:table-cell>
          <table:table-cell table:formula="of:=3.9*2.8" office:value-type="float" office:value="10.92" calcext:value-type="float">
            <text:p>10,9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2-13</text:p>
          </table:table-cell>
          <table:table-cell table:formula="of:=1.5*2.8+0.9*0.93" office:value-type="float" office:value="5.037" calcext:value-type="float">
            <text:p>5,04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3-15</text:p>
          </table:table-cell>
          <table:table-cell table:formula="of:=3.49*2.8" office:value-type="float" office:value="9.772" calcext:value-type="float">
            <text:p>9,77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5-9</text:p>
          </table:table-cell>
          <table:table-cell table:formula="of:=4.24*2.5" office:value-type="float" office:value="10.6" calcext:value-type="float">
            <text:p>10,60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.1</text:p>
          </table:table-cell>
          <table:table-cell table:formula="of:=(0.09*2+0.08)*4.34" office:value-type="float" office:value="1.1284" calcext:value-type="float">
            <text:p>1,1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МДФ</text:p>
          </table:table-cell>
          <table:table-cell office:value-type="string" calcext:value-type="string">
            <text:p>коро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1.2</text:p>
          </table:table-cell>
          <table:table-cell table:formula="of:=0.713*2.83+0.273*1.51" office:value-type="float" office:value="2.43002" calcext:value-type="float">
            <text:p>2,4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office:value-type="string" calcext:value-type="string">
            <text:p>возле окн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2</text:p>
          </table:table-cell>
          <table:table-cell table:formula="of:=4.34*(0.54+0.31)" office:value-type="float" office:value="3.689" calcext:value-type="float">
            <text:p>3,69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етская</text:p>
          </table:table-cell>
          <table:table-cell office:value-type="string" calcext:value-type="string">
            <text:p>Стена 20-21</text:p>
          </table:table-cell>
          <table:table-cell office:value-type="float" office:value="10.77" calcext:value-type="float">
            <text:p>10,77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1-24</text:p>
          </table:table-cell>
          <table:table-cell table:formula="of:=3.5*2.8" office:value-type="float" office:value="9.8" calcext:value-type="float">
            <text:p>9,80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4-25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5-20</text:p>
          </table:table-cell>
          <table:table-cell table:formula="of:=3.5*2.5" office:value-type="float" office:value="8.75" calcext:value-type="float">
            <text:p>8,75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.1</text:p>
          </table:table-cell>
          <table:table-cell table:formula="of:=(0.09*2+0.08)*3.5" office:value-type="float" office:value="0.91" calcext:value-type="float">
            <text:p>0,91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МДФ</text:p>
          </table:table-cell>
          <table:table-cell office:value-type="string" calcext:value-type="string">
            <text:p>коро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1.2</text:p>
          </table:table-cell>
          <table:table-cell table:formula="of:=3.5*0.28" office:value-type="float" office:value="0.98" calcext:value-type="float">
            <text:p>0,98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office:value-type="string" calcext:value-type="string">
            <text:p>возле окн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2</text:p>
          </table:table-cell>
          <table:table-cell table:formula="of:=3.5*(0.29+0.31)" office:value-type="float" office:value="2.1" calcext:value-type="float">
            <text:p>2,10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Кухня</text:p>
          </table:table-cell>
          <table:table-cell office:value-type="string" calcext:value-type="string">
            <text:p>Стена 31-32</text:p>
          </table:table-cell>
          <table:table-cell table:formula="of:=2.92*2.8" office:value-type="float" office:value="8.176" calcext:value-type="float">
            <text:p>8,18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2-35</text:p>
          </table:table-cell>
          <table:table-cell table:formula="of:=3.05*2.8" office:value-type="float" office:value="8.54" calcext:value-type="float">
            <text:p>8,54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5-36</text:p>
          </table:table-cell>
          <table:table-cell office:value-type="float" office:value="7.56" calcext:value-type="float">
            <text:p>7,56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6-30</text:p>
          </table:table-cell>
          <table:table-cell table:formula="of:=(1.73+0.22)*2.51" office:value-type="float" office:value="4.8945" calcext:value-type="float">
            <text:p>4,89</text:p>
          </table:table-cell>
          <table:table-cell office:value-type="string" calcext:value-type="string">
            <text:p>бетон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0-31</text:p>
          </table:table-cell>
          <table:table-cell table:formula="of:=1.27*2.8" office:value-type="float" office:value="3.556" calcext:value-type="float">
            <text:p>3,56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</text:p>
          </table:table-cell>
          <table:table-cell table:formula="of:=0.3*(1.88+0.3+0.43)+0.96" office:value-type="float" office:value="1.743" calcext:value-type="float">
            <text:p>1,74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2.1</text:p>
          </table:table-cell>
          <table:table-cell table:formula="of:=(0.09*2+0.08)*3.05" office:value-type="float" office:value="0.793" calcext:value-type="float">
            <text:p>0,79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МДФ</text:p>
          </table:table-cell>
          <table:table-cell office:value-type="string" calcext:value-type="string">
            <text:p>коро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потолок уч.2.2</text:p>
          </table:table-cell>
          <table:table-cell table:formula="of:=3.05*0.273" office:value-type="float" office:value="0.83265" calcext:value-type="float">
            <text:p>0,8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office:value-type="string" calcext:value-type="string">
            <text:p>возле окна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Коридор</text:p>
          </table:table-cell>
          <table:table-cell office:value-type="string" calcext:value-type="string">
            <text:p>Стена 3-7</text:p>
          </table:table-cell>
          <table:table-cell table:formula="of:=1.11*2.8" office:value-type="float" office:value="3.108" calcext:value-type="float">
            <text:p>3,11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7-8</text:p>
          </table:table-cell>
          <table:table-cell table:formula="of:=2.08*2.8" office:value-type="float" office:value="5.824" calcext:value-type="float">
            <text:p>5,8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8-15</text:p>
          </table:table-cell>
          <table:table-cell table:formula="of:=2.16*2.8" office:value-type="float" office:value="6.048" calcext:value-type="float">
            <text:p>6,05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5-14</text:p>
          </table:table-cell>
          <table:table-cell table:formula="of:=0.63*2.5" office:value-type="float" office:value="1.575" calcext:value-type="float">
            <text:p>1,58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4-25</text:p>
          </table:table-cell>
          <table:table-cell table:formula="of:=3.58*2.8" office:value-type="float" office:value="10.024" calcext:value-type="float">
            <text:p>10,02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5-31</text:p>
          </table:table-cell>
          <table:table-cell table:formula="of:=3*2.8" office:value-type="float" office:value="8.4" calcext:value-type="float">
            <text:p>8,40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1-30</text:p>
          </table:table-cell>
          <table:table-cell table:formula="of:=1.2*2.8" office:value-type="float" office:value="3.36" calcext:value-type="float">
            <text:p>3,36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30-27</text:p>
          </table:table-cell>
          <table:table-cell table:formula="of:=3*2.7" office:value-type="float" office:value="8.1" calcext:value-type="float">
            <text:p>8,10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7-26</text:p>
          </table:table-cell>
          <table:table-cell table:formula="of:=0.27*2.7" office:value-type="float" office:value="0.729" calcext:value-type="float">
            <text:p>0,73</text:p>
          </table:table-cell>
          <table:table-cell office:value-type="string" calcext:value-type="string">
            <text:p>ПГП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26-19</text:p>
          </table:table-cell>
          <table:table-cell table:formula="of:=2.7*1.53" office:value-type="float" office:value="4.131" calcext:value-type="float">
            <text:p>4,13</text:p>
          </table:table-cell>
          <table:table-cell office:value-type="string" calcext:value-type="string">
            <text:p>штукатурка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9-18</text:p>
          </table:table-cell>
          <table:table-cell table:formula="of:=0.98*2.8" office:value-type="float" office:value="2.744" calcext:value-type="float">
            <text:p>2,74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8-17</text:p>
          </table:table-cell>
          <table:table-cell table:formula="of:=0.21*2.8" office:value-type="float" office:value="0.588" calcext:value-type="float">
            <text:p>0,59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7-16</text:p>
          </table:table-cell>
          <table:table-cell table:formula="of:=5.2*2.7" office:value-type="float" office:value="14.04" calcext:value-type="float">
            <text:p>14,04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Стена 16-3</text:p>
          </table:table-cell>
          <table:table-cell table:formula="of:=0.98*2.7" office:value-type="float" office:value="2.646" calcext:value-type="float">
            <text:p>2,65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1</text:p>
          </table:table-cell>
          <table:table-cell table:formula="of:=1.64+0.11*(1.13+0.87+0.95+0.95+4.17)" office:value-type="float" office:value="2.5277" calcext:value-type="float">
            <text:p>2,53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2</text:p>
          </table:table-cell>
          <table:table-cell table:formula="of:=0.615*0.532+(0.615+0.532)*0.3" office:value-type="float" office:value="0.67128" calcext:value-type="float">
            <text:p>0,67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3</text:p>
          </table:table-cell>
          <table:table-cell table:formula="of:=1.53*(0.52+0.11)" office:value-type="float" office:value="0.9639" calcext:value-type="float">
            <text:p>0,96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4</text:p>
          </table:table-cell>
          <table:table-cell table:formula="of:=1.2*(0.11+0.11+0.31)" office:value-type="float" office:value="0.636" calcext:value-type="float">
            <text:p>0,64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потолок уч.5</text:p>
          </table:table-cell>
          <table:table-cell table:formula="of:=2.7*(0.25+0.11)" office:value-type="float" office:value="0.972" calcext:value-type="float">
            <text:p>0,97</text:p>
          </table:table-cell>
          <table:table-cell office:value-type="string" calcext:value-type="string">
            <text:p>ГВЛ</text:p>
          </table:table-cell>
          <table:table-cell office:value-type="string" calcext:value-type="string">
            <text:p>стеклообои, окраска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7" table:number-columns-repeated="2"/>
          <table:table-cell table:style-name="ce3"/>
          <table:table-cell table:style-name="ce9"/>
          <table:table-cell table:style-name="ce11" table:number-columns-repeated="1017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Шпаклевка под обои</text:p>
          </table:table-cell>
          <table:table-cell table:number-columns-repeated="2"/>
          <table:table-cell table:formula="of:=SUM([.D2:.D61])" office:value-type="float" office:value="278.03011" calcext:value-type="float">
            <text:p>278,03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.00.0000</text:date>, <text:time style:data-style-name="N2" text:time-value="08:22:03.0689911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9:39:43.614954811</meta:creation-date>
    <dc:date>2019-01-29T08:24:01.297194896</dc:date>
    <meta:editing-duration>PT2H10M58S</meta:editing-duration>
    <meta:editing-cycles>34</meta:editing-cycles>
    <meta:generator>LibreOffice/5.1.6.2$Linux_X86_64 LibreOffice_project/10m0$Build-2</meta:generator>
    <meta:print-date>2019-01-29T08:23:59.725649046</meta:print-date>
    <meta:document-statistic meta:table-count="1" meta:cell-count="245" meta:object-count="0"/>
  </office:meta>
</office:document-meta>
</file>